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se 1: exponential think times (quasirandom input), exponential service tim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2: exponential think times, constant service tim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3: Constant think times, exponential service tim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customers 1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s[n], Fraction of time all servers simultaneously busy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m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4832635991501" calcext:value-type="float">
            <text:p>0.664832635991501</text:p>
          </table:table-cell>
          <table:table-cell office:value-type="float" office:value="0.66255133144336" calcext:value-type="float">
            <text:p>0.66255133144336</text:p>
          </table:table-cell>
          <table:table-cell office:value-type="float" office:value="0.663032482792292" calcext:value-type="float">
            <text:p>0.663032482792292</text:p>
          </table:table-cell>
          <table:table-cell office:value-type="float" office:value="0.665545701364882" calcext:value-type="float">
            <text:p>0.66554570136488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2256859330146" calcext:value-type="float">
            <text:p>0.462256859330146</text:p>
          </table:table-cell>
          <table:table-cell office:value-type="float" office:value="0.461467953292057" calcext:value-type="float">
            <text:p>0.461467953292057</text:p>
          </table:table-cell>
          <table:table-cell office:value-type="float" office:value="0.462057501309569" calcext:value-type="float">
            <text:p>0.462057501309569</text:p>
          </table:table-cell>
          <table:table-cell office:value-type="float" office:value="0.464591280824188" calcext:value-type="float">
            <text:p>0.4645912808241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0924292957804" calcext:value-type="float">
            <text:p>0.390924292957804</text:p>
          </table:table-cell>
          <table:table-cell office:value-type="float" office:value="0.39046377311812" calcext:value-type="float">
            <text:p>0.39046377311812</text:p>
          </table:table-cell>
          <table:table-cell office:value-type="float" office:value="0.388718208578855" calcext:value-type="float">
            <text:p>0.388718208578855</text:p>
          </table:table-cell>
          <table:table-cell office:value-type="float" office:value="0.393839230140359" calcext:value-type="float">
            <text:p>0.3938392301403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1914504695178" calcext:value-type="float">
            <text:p>0.351914504695178</text:p>
          </table:table-cell>
          <table:table-cell office:value-type="float" office:value="0.352385627737975" calcext:value-type="float">
            <text:p>0.352385627737975</text:p>
          </table:table-cell>
          <table:table-cell office:value-type="float" office:value="0.350102282655052" calcext:value-type="float">
            <text:p>0.350102282655052</text:p>
          </table:table-cell>
          <table:table-cell office:value-type="float" office:value="0.354677536939919" calcext:value-type="float">
            <text:p>0.3546775369399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6708925327882" calcext:value-type="float">
            <text:p>0.326708925327882</text:p>
          </table:table-cell>
          <table:table-cell office:value-type="float" office:value="0.327515269116034" calcext:value-type="float">
            <text:p>0.327515269116034</text:p>
          </table:table-cell>
          <table:table-cell office:value-type="float" office:value="0.322789343755653" calcext:value-type="float">
            <text:p>0.322789343755653</text:p>
          </table:table-cell>
          <table:table-cell office:value-type="float" office:value="0.330176501302565" calcext:value-type="float">
            <text:p>0.3301765013025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8876303058984" calcext:value-type="float">
            <text:p>0.308876303058984</text:p>
          </table:table-cell>
          <table:table-cell office:value-type="float" office:value="0.307276059694857" calcext:value-type="float">
            <text:p>0.307276059694857</text:p>
          </table:table-cell>
          <table:table-cell office:value-type="float" office:value="0.305597357974497" calcext:value-type="float">
            <text:p>0.305597357974497</text:p>
          </table:table-cell>
          <table:table-cell office:value-type="float" office:value="0.311448808081774" calcext:value-type="float">
            <text:p>0.3114488080817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4955057247119" calcext:value-type="float">
            <text:p>0.244955057247119</text:p>
          </table:table-cell>
          <table:table-cell office:value-type="float" office:value="0.249449199011205" calcext:value-type="float">
            <text:p>0.249449199011205</text:p>
          </table:table-cell>
          <table:table-cell office:value-type="float" office:value="0.243171970648796" calcext:value-type="float">
            <text:p>0.243171970648796</text:p>
          </table:table-cell>
          <table:table-cell office:value-type="float" office:value="0.246792316984804" calcext:value-type="float">
            <text:p>0.2467923169848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16579693344074" calcext:value-type="float">
            <text:p>0.216579693344074</text:p>
          </table:table-cell>
          <table:table-cell office:value-type="float" office:value="0.217259332197426" calcext:value-type="float">
            <text:p>0.217259332197426</text:p>
          </table:table-cell>
          <table:table-cell office:value-type="float" office:value="0.213599777337194" calcext:value-type="float">
            <text:p>0.213599777337194</text:p>
          </table:table-cell>
          <table:table-cell office:value-type="float" office:value="0.219636474606733" calcext:value-type="float">
            <text:p>0.2196364746067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5576673257596" calcext:value-type="float">
            <text:p>0.205576673257596</text:p>
          </table:table-cell>
          <table:table-cell office:value-type="float" office:value="0.209517146929333" calcext:value-type="float">
            <text:p>0.209517146929333</text:p>
          </table:table-cell>
          <table:table-cell office:value-type="float" office:value="0.205252743774876" calcext:value-type="float">
            <text:p>0.205252743774876</text:p>
          </table:table-cell>
          <table:table-cell office:value-type="float" office:value="0.207198033974224" calcext:value-type="float">
            <text:p>0.20719803397422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96940909154921" calcext:value-type="float">
            <text:p>0.196940909154921</text:p>
          </table:table-cell>
          <table:table-cell office:value-type="float" office:value="0.20071556431145" calcext:value-type="float">
            <text:p>0.20071556431145</text:p>
          </table:table-cell>
          <table:table-cell office:value-type="float" office:value="0.1939113745809" calcext:value-type="float">
            <text:p>0.1939113745809</text:p>
          </table:table-cell>
          <table:table-cell office:value-type="float" office:value="0.0896878912575203" calcext:value-type="float">
            <text:p>0.08968789125752</text:p>
          </table:table-cell>
          <table:table-cell office:value-type="string" calcext:value-type="string">
            <text:p>Long run time.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0.196073" calcext:value-type="float">
            <text:p>0.19607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ction of customers block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m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64832635991501" calcext:value-type="float">
            <text:p>0.664832635991501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5504" calcext:value-type="float">
            <text:p>0.25504</text:p>
          </table:table-cell>
          <table:table-cell office:value-type="float" office:value="0.25836" calcext:value-type="float">
            <text:p>0.258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2256859330146" calcext:value-type="float">
            <text:p>0.462256859330146</text:p>
          </table:table-cell>
          <table:table-cell office:value-type="float" office:value="0.25791" calcext:value-type="float">
            <text:p>0.25791</text:p>
          </table:table-cell>
          <table:table-cell office:value-type="float" office:value="0.25756" calcext:value-type="float">
            <text:p>0.25756</text:p>
          </table:table-cell>
          <table:table-cell office:value-type="float" office:value="0.26006" calcext:value-type="float">
            <text:p>0.260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924292957804" calcext:value-type="float">
            <text:p>0.390924292957804</text:p>
          </table:table-cell>
          <table:table-cell office:value-type="float" office:value="0.25416" calcext:value-type="float">
            <text:p>0.25416</text:p>
          </table:table-cell>
          <table:table-cell office:value-type="float" office:value="0.25134" calcext:value-type="float">
            <text:p>0.25134</text:p>
          </table:table-cell>
          <table:table-cell table:style-name="ce1" office:value-type="float" office:value="0.25449" calcext:value-type="float">
            <text:p>0.254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1914504695178" calcext:value-type="float">
            <text:p>0.351914504695178</text:p>
          </table:table-cell>
          <table:table-cell office:value-type="float" office:value="0.24713" calcext:value-type="float">
            <text:p>0.24713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0.2487" calcext:value-type="float">
            <text:p>0.248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6708925327882" calcext:value-type="float">
            <text:p>0.326708925327882</text:p>
          </table:table-cell>
          <table:table-cell office:value-type="float" office:value="0.24127" calcext:value-type="float">
            <text:p>0.24127</text:p>
          </table:table-cell>
          <table:table-cell office:value-type="float" office:value="0.23924" calcext:value-type="float">
            <text:p>0.23924</text:p>
          </table:table-cell>
          <table:table-cell office:value-type="float" office:value="0.24434" calcext:value-type="float">
            <text:p>0.244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7844490814287" calcext:value-type="float">
            <text:p>0.247844490814287</text:p>
          </table:table-cell>
          <table:table-cell office:value-type="float" office:value="0.22106" calcext:value-type="float">
            <text:p>0.22106</text:p>
          </table:table-cell>
          <table:table-cell office:value-type="float" office:value="0.21718" calcext:value-type="float">
            <text:p>0.21718</text:p>
          </table:table-cell>
          <table:table-cell office:value-type="float" office:value="0.22163" calcext:value-type="float">
            <text:p>0.2216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17065758503583" calcext:value-type="float">
            <text:p>0.217065758503583</text:p>
          </table:table-cell>
          <table:table-cell office:value-type="float" office:value="0.20702" calcext:value-type="float">
            <text:p>0.20702</text:p>
          </table:table-cell>
          <table:table-cell office:value-type="float" office:value="0.20698" calcext:value-type="float">
            <text:p>0.20698</text:p>
          </table:table-cell>
          <table:table-cell office:value-type="float" office:value="0.2088" calcext:value-type="float">
            <text:p>0.20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5679855492381" calcext:value-type="float">
            <text:p>0.205679855492381</text:p>
          </table:table-cell>
          <table:table-cell office:value-type="float" office:value="0.20561" calcext:value-type="float">
            <text:p>0.20561</text:p>
          </table:table-cell>
          <table:table-cell office:value-type="float" office:value="0.20058" calcext:value-type="float">
            <text:p>0.20058</text:p>
          </table:table-cell>
          <table:table-cell office:value-type="float" office:value="0.20979" calcext:value-type="float">
            <text:p>0.209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96941812508511" calcext:value-type="float">
            <text:p>0.196941812508511</text:p>
          </table:table-cell>
          <table:table-cell office:value-type="float" office:value="0.20866" calcext:value-type="float">
            <text:p>0.20866</text:p>
          </table:table-cell>
          <table:table-cell office:value-type="float" office:value="0.20287" calcext:value-type="float">
            <text:p>0.20287</text:p>
          </table:table-cell>
          <table:table-cell table:style-name="ce2" office:value-type="float" office:value="0.63984" calcext:value-type="float">
            <text:p>0.63984</text:p>
          </table:table-cell>
          <table:table-cell/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0.1968254769" calcext:value-type="float">
            <text:p>0.196825476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rver utiliz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m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9657583185733" calcext:value-type="float">
            <text:p>0.919657583185733</text:p>
          </table:table-cell>
          <table:table-cell office:value-type="float" office:value="0.937659054545454" calcext:value-type="float">
            <text:p>0.937659054545454</text:p>
          </table:table-cell>
          <table:table-cell office:value-type="float" office:value="0.937741963636364" calcext:value-type="float">
            <text:p>0.937741963636364</text:p>
          </table:table-cell>
          <table:table-cell office:value-type="float" office:value="0.937452218181818" calcext:value-type="float">
            <text:p>0.9374522181818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7452113126751" calcext:value-type="float">
            <text:p>0.897452113126751</text:p>
          </table:table-cell>
          <table:table-cell office:value-type="float" office:value="0.9187344" calcext:value-type="float">
            <text:p>0.9187344</text:p>
          </table:table-cell>
          <table:table-cell office:value-type="float" office:value="0.9187904" calcext:value-type="float">
            <text:p>0.9187904</text:p>
          </table:table-cell>
          <table:table-cell office:value-type="float" office:value="0.9183904" calcext:value-type="float">
            <text:p>0.91839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203740203676" calcext:value-type="float">
            <text:p>0.88203740203676</text:p>
          </table:table-cell>
          <table:table-cell office:value-type="float" office:value="0.903693784615384" calcext:value-type="float">
            <text:p>0.903693784615384</text:p>
          </table:table-cell>
          <table:table-cell office:value-type="float" office:value="0.904318523076923" calcext:value-type="float">
            <text:p>0.904318523076923</text:p>
          </table:table-cell>
          <table:table-cell office:value-type="float" office:value="0.903620676923077" calcext:value-type="float">
            <text:p>0.9036206769230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0388409052924" calcext:value-type="float">
            <text:p>0.870388409052924</text:p>
          </table:table-cell>
          <table:table-cell office:value-type="float" office:value="0.892215771428571" calcext:value-type="float">
            <text:p>0.892215771428571</text:p>
          </table:table-cell>
          <table:table-cell office:value-type="float" office:value="0.892714971428572" calcext:value-type="float">
            <text:p>0.892714971428572</text:p>
          </table:table-cell>
          <table:table-cell office:value-type="float" office:value="0.891785142857143" calcext:value-type="float">
            <text:p>0.8917851428571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1159583021125" calcext:value-type="float">
            <text:p>0.861159583021125</text:p>
          </table:table-cell>
          <table:table-cell office:value-type="float" office:value="0.8827936" calcext:value-type="float">
            <text:p>0.8827936</text:p>
          </table:table-cell>
          <table:table-cell office:value-type="float" office:value="0.8834432" calcext:value-type="float">
            <text:p>0.8834432</text:p>
          </table:table-cell>
          <table:table-cell office:value-type="float" office:value="0.8818112" calcext:value-type="float">
            <text:p>0.88181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8905887025659" calcext:value-type="float">
            <text:p>0.818905887025659</text:p>
          </table:table-cell>
          <table:table-cell office:value-type="float" office:value="0.83266944" calcext:value-type="float">
            <text:p>0.83266944</text:p>
          </table:table-cell>
          <table:table-cell office:value-type="float" office:value="0.83490432" calcext:value-type="float">
            <text:p>0.83490432</text:p>
          </table:table-cell>
          <table:table-cell office:value-type="float" office:value="0.83234112" calcext:value-type="float">
            <text:p>0.832341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3666795511751" calcext:value-type="float">
            <text:p>0.793666795511751</text:p>
          </table:table-cell>
          <table:table-cell office:value-type="float" office:value="0.80100864" calcext:value-type="float">
            <text:p>0.80100864</text:p>
          </table:table-cell>
          <table:table-cell office:value-type="float" office:value="0.80103936" calcext:value-type="float">
            <text:p>0.80103936</text:p>
          </table:table-cell>
          <table:table-cell office:value-type="float" office:value="0.7996416" calcext:value-type="float">
            <text:p>0.79964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82381754305437" calcext:value-type="float">
            <text:p>0.782381754305437</text:p>
          </table:table-cell>
          <table:table-cell office:value-type="float" office:value="0.78235296" calcext:value-type="float">
            <text:p>0.78235296</text:p>
          </table:table-cell>
          <table:table-cell office:value-type="float" office:value="0.78669888" calcext:value-type="float">
            <text:p>0.78669888</text:p>
          </table:table-cell>
          <table:table-cell office:value-type="float" office:value="0.77874144" calcext:value-type="float">
            <text:p>0.778741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72827359939163" calcext:value-type="float">
            <text:p>0.772827359939163</text:p>
          </table:table-cell>
          <table:table-cell office:value-type="float" office:value="0.7616895359999" calcext:value-type="float">
            <text:p>0.7616895359999</text:p>
          </table:table-cell>
          <table:table-cell office:value-type="float" office:value="0.767192352" calcext:value-type="float">
            <text:p>0.767192352</text:p>
          </table:table-cell>
          <table:table-cell table:style-name="ce2" office:value-type="float" office:value="0.351896064" calcext:value-type="float">
            <text:p>0.351896064</text:p>
          </table:table-cell>
          <table:table-cell/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0.7710475421" calcext:value-type="float">
            <text:p>0.77104754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9:08:59.229000000</meta:creation-date>
    <meta:generator>LibreOffice/6.1.3.2$Windows_X86_64 LibreOffice_project/86daf60bf00efa86ad547e59e09d6bb77c699acb</meta:generator>
    <dc:date>2019-08-14T11:37:53.189000000</dc:date>
    <meta:editing-duration>PT25M58S</meta:editing-duration>
    <meta:editing-cycles>4</meta:editing-cycles>
    <meta:document-statistic meta:table-count="1" meta:cell-count="182" meta:object-count="0"/>
  </office:meta>
</office:document-meta>
</file>